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style:font-name="Arial Black" fo:font-size="10pt" style:font-size-asian="10pt" style:font-size-complex="10pt"/>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Code">
      <style:text-properties fo:font-size="12pt" fo:font-weight="bold" style:font-size-asian="12pt" style:font-weight-asian="bold" style:font-size-complex="12pt" style:font-weight-complex="bold"/>
    </style:style>
    <style:style style:name="P33" style:family="paragraph" style:parent-style-name="Code">
      <style:paragraph-properties fo:text-align="justify" style:justify-single-word="false"/>
    </style:style>
    <style:style style:name="P34" style:family="paragraph" style:parent-style-name="Code">
      <style:text-properties style:font-name="Times New Roman" fo:font-size="14pt" style:font-name-asian="SimSun" style:font-size-asian="14pt" style:font-name-complex="Mangal" style:font-size-complex="14pt"/>
    </style:style>
    <style:style style:name="P35" style:family="paragraph" style:parent-style-name="Code">
      <style:text-properties style:text-underline-style="solid" style:text-underline-type="double" style:text-underline-width="auto" style:text-underline-color="font-color"/>
    </style:style>
    <style:style style:name="P36" style:family="paragraph" style:parent-style-name="Text_20_body">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Heading_20_1">
      <style:paragraph-properties fo:text-align="justify" style:justify-single-word="false"/>
    </style:style>
    <style:style style:name="P43" style:family="paragraph" style:parent-style-name="Heading_20_1">
      <style:paragraph-properties fo:break-before="page"/>
    </style:style>
    <style:style style:name="P44" style:family="paragraph" style:parent-style-name="Code">
      <style:text-properties style:text-underline-style="solid" style:text-underline-width="auto" style:text-underline-color="font-color" fo:font-weight="bold" style:font-weight-asian="bold" style:font-weight-complex="bold"/>
    </style:style>
    <style:style style:name="P45" style:family="paragraph" style:parent-style-name="Text_20_body" style:master-page-name="Standard">
      <style:paragraph-properties style:page-numb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8">
      <style:paragraph-properties fo:text-align="justify" style:justify-single-word="false"/>
    </style:style>
    <style:style style:name="P53" style:family="paragraph" style:parent-style-name="Text_20_body" style:list-style-name="L10">
      <style:paragraph-properties fo:text-align="justify" style:justify-single-word="false"/>
    </style:style>
    <style:style style:name="P54" style:family="paragraph" style:parent-style-name="Text_20_body" style:list-style-name="L11">
      <style:paragraph-properties fo:text-align="justify" style:justify-single-word="false"/>
    </style:style>
    <style:style style:name="P55" style:family="paragraph" style:parent-style-name="Text_20_body" style:list-style-name="L12">
      <style:paragraph-properties fo:text-align="justify" style:justify-single-word="false"/>
    </style:style>
    <style:style style:name="P56" style:family="paragraph" style:parent-style-name="Text_20_body" style:list-style-name="L13">
      <style:paragraph-properties fo:text-align="justify" style:justify-single-word="false"/>
    </style:style>
    <style:style style:name="P57" style:family="paragraph" style:parent-style-name="Text_20_body" style:list-style-name="L14">
      <style:paragraph-properties fo:text-align="justify" style:justify-single-word="false"/>
    </style:style>
    <style:style style:name="P58" style:family="paragraph" style:parent-style-name="Text_20_body" style:list-style-name="L15">
      <style:paragraph-properties fo:text-align="justify" style:justify-single-word="false"/>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4, 2015</text:p>
      <text:p text:style-name="P2">Covering fOOrth version 0.0.3</text:p>
      <text:p text:style-name="P2">Status: Unpublished.</text:p>
      <text:p text:style-name="Text_20_body"/>
      <text:p text:style-name="Text_20_body"/>
      <text:p text:style-name="Text_20_body"/>
      <text:p text:style-name="P3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4</text:p>
          <text:p text:style-name="P38">Data Storage in fOOrth<text:tab/>25</text:p>
          <text:p text:style-name="P38">The Class Tree<text:tab/>27</text:p>
          <text:p text:style-name="P39">A Brief Overview<text:tab/>27</text:p>
          <text:p text:style-name="P38">Method Mapping<text:tab/>29</text:p>
          <text:p text:style-name="P38">Routing<text:tab/>30</text:p>
          <text:p text:style-name="P39">Routing Internals<text:tab/>31</text:p>
          <text:p text:style-name="P38">Handling Exceptions<text:tab/>33</text:p>
          <text:p text:style-name="P39">fOOrth Native Exception Codes:<text:tab/>33</text:p>
          <text:p text:style-name="P38">Array<text:tab/>34</text:p>
          <text:p text:style-name="P39">Array Literals<text:tab/>34</text:p>
          <text:p text:style-name="P39">Class Methods<text:tab/>34</text:p>
          <text:p text:style-name="P39">Instance Methods<text:tab/>34</text:p>
          <text:p text:style-name="P39">See Also<text:tab/>34</text:p>
          <text:p text:style-name="P38">Class<text:tab/>35</text:p>
          <text:p text:style-name="P39">Instance Methods<text:tab/>35</text:p>
          <text:p text:style-name="P39">See Also<text:tab/>35</text:p>
          <text:p text:style-name="P38">Complex<text:tab/>36</text:p>
          <text:p text:style-name="P39">Complex Literals<text:tab/>36</text:p>
          <text:p text:style-name="P39">Instance Methods<text:tab/>37</text:p>
          <text:p text:style-name="P39">Instance Stubs<text:tab/>37</text:p>
          <text:p text:style-name="P39">See Also<text:tab/>37</text:p>
          <text:p text:style-name="P38">Exception<text:tab/>38</text:p>
          <text:p text:style-name="P38">FalseClass<text:tab/>39</text:p>
          <text:p text:style-name="P39">Instance Methods<text:tab/>39</text:p>
          <text:p text:style-name="P39">See Also<text:tab/>39</text:p>
          <text:p text:style-name="P38">Float<text:tab/>41</text:p>
          <text:p text:style-name="P39">Float Literals<text:tab/>41</text:p>
          <text:p text:style-name="P39">See Also<text:tab/>41</text:p>
          <text:p text:style-name="P38">Hash<text:tab/>42</text:p>
          <text:p text:style-name="P39">Hash Literals<text:tab/>42</text:p>
          <text:p text:style-name="P39">Instance Methods<text:tab/>42</text:p>
          <text:p text:style-name="P39">See Also<text:tab/>42</text:p>
          <text:p text:style-name="P38">InStream<text:tab/>43</text:p>
          <text:p text:style-name="P39">Class Methods<text:tab/>43</text:p>
          <text:p text:style-name="P39">Instance Methods<text:tab/>43</text:p>
          <text:p text:style-name="P39">See Also<text:tab/>43</text:p>
          <text:p text:style-name="P38">Integer<text:tab/>44</text:p>
          <text:p text:style-name="P39">Integer Literals<text:tab/>44</text:p>
          <text:p text:style-name="P39">Instance Methods<text:tab/>44</text:p>
          <text:p text:style-name="P39">See Also<text:tab/>44</text:p>
          <text:p text:style-name="P38">MaxNumeric<text:tab/>46</text:p>
          <text:p text:style-name="P38">MinNumeric<text:tab/>47</text:p>
          <text:p text:style-name="P38">NilClass<text:tab/>48</text:p>
          <text:p text:style-name="P39">Instance Methods<text:tab/>48</text:p>
          <text:p text:style-name="P39">See Also<text:tab/>48</text:p>
          <text:p text:style-name="P38">Numeric<text:tab/>49</text:p>
          <text:p text:style-name="P39">Instance Methods<text:tab/>49</text:p>
          <text:p text:style-name="P39">See Also<text:tab/>49</text:p>
          <text:p text:style-name="P38">Object<text:tab/>50</text:p>
          <text:p text:style-name="P39">Instance Methods<text:tab/>50</text:p>
          <text:p text:style-name="P39">See Also<text:tab/>59</text:p>
          <text:p text:style-name="P38">OutStream<text:tab/>60</text:p>
          <text:p text:style-name="P39">Class Methods<text:tab/>60</text:p>
          <text:p text:style-name="P39">Instance Methods<text:tab/>60</text:p>
          <text:p text:style-name="P39">Class Stubs<text:tab/>60</text:p>
          <text:p text:style-name="P39">See Also<text:tab/>60</text:p>
          <text:p text:style-name="P38">Procedure<text:tab/>61</text:p>
          <text:p text:style-name="P39"><text:soft-page-break/>Procedure Literals<text:tab/>61</text:p>
          <text:p text:style-name="P39">Instance Methods<text:tab/>61</text:p>
          <text:p text:style-name="P39">See Also<text:tab/>61</text:p>
          <text:p text:style-name="P38">Queue<text:tab/>62</text:p>
          <text:p text:style-name="P39">Instance Methods<text:tab/>62</text:p>
          <text:p text:style-name="P39">See Also<text:tab/>62</text:p>
          <text:p text:style-name="P38">Rational<text:tab/>63</text:p>
          <text:p text:style-name="P39">Rational Literals<text:tab/>63</text:p>
          <text:p text:style-name="P39">Instance Methods<text:tab/>63</text:p>
          <text:p text:style-name="P39">See Also<text:tab/>64</text:p>
          <text:p text:style-name="P38">Stack<text:tab/>65</text:p>
          <text:p text:style-name="P39">Instance Methods<text:tab/>65</text:p>
          <text:p text:style-name="P39">See Also<text:tab/>65</text:p>
          <text:p text:style-name="P38">String<text:tab/>66</text:p>
          <text:p text:style-name="P39">String Literals<text:tab/>66</text:p>
          <text:p text:style-name="P39">Instance Methods<text:tab/>66</text:p>
          <text:p text:style-name="P39">See Also<text:tab/>66</text:p>
          <text:p text:style-name="P38">Thread<text:tab/>67</text:p>
          <text:p text:style-name="P39">Class Methods<text:tab/>67</text:p>
          <text:p text:style-name="P39">Instance Methods<text:tab/>67</text:p>
          <text:p text:style-name="P39">See Also<text:tab/>67</text:p>
          <text:p text:style-name="P38">TrueClass<text:tab/>68</text:p>
          <text:p text:style-name="P39">See Also<text:tab/>68</text:p>
          <text:p text:style-name="P38">VirtualMachine<text:tab/>69</text:p>
          <text:p text:style-name="P39">Instance Methods<text:tab/>69</text:p>
          <text:p text:style-name="P39">Commands<text:tab/>71</text:p>
          <text:p text:style-name="P39">See Also<text:tab/>72</text:p>
          <text:p text:style-name="P38">Appendix A – Symbol Glossary<text:tab/>73</text:p>
          <text:p text:style-name="P38">Appendix B – Regular Expressions<text:tab/>75</text:p>
          <text:p text:style-name="P38">Edit History:<text:tab/>77</text:p>
        </text:index-body>
      </text:table-of-content>
      <text:p text:style-name="Text_20_body"/>
      <text:h text:style-name="P4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2"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781355449148490116" text:style-name="L1">
        <text:list-item>
          <text:p text:style-name="P46">A Simple, Easy-to-Understand syntax that is none the less, Expressive and Compact:</text:p>
        </text:list-item>
      </text:list>
      <text:list xml:id="list5337067237823224539" text:style-name="L2">
        <text:list-item>
          <text:list>
            <text:list-item>
              <text:p text:style-name="P47">Source code in fOOrth is free-form with no line oriented limitations or rules.</text:p>
            </text:list-item>
            <text:list-item>
              <text:p text:style-name="P47">Support is given to the easy representation of common literal data such as strings, integers, floating point numbers, rational numbers, and complex numbers.</text:p>
            </text:list-item>
          </text:list>
        </text:list-item>
      </text:list>
      <text:list xml:id="list34722995" text:continue-list="list4781355449148490116" text:style-name="L1">
        <text:list-item>
          <text:p text:style-name="P46">Safe Data and Data Structures:</text:p>
        </text:list-item>
      </text:list>
      <text:list xml:id="list2963545027051926282" text:style-name="L3">
        <text:list-item>
          <text:list>
            <text:list-item>
              <text:p text:style-name="P49">Simple, reliable arithmetic. In fOOrth, integer operations never overflow. Rational <text:soft-page-break/>values can be represented exactly, complex numbers are supported, and conversions between numeric types are simple.</text:p>
            </text:list-item>
            <text:list-item>
              <text:p text:style-name="P49">Strings grow as needed without the need to allocate space or worry about overflow.</text:p>
            </text:list-item>
            <text:list-item>
              <text:p text:style-name="P49">Data containers such as arrays and hashes grow as needed. Out of range subscripts cannot access undefined memory regions. </text:p>
            </text:list-item>
          </text:list>
        </text:list-item>
      </text:list>
      <text:list xml:id="list34694902" text:continue-list="list34722995" text:style-name="L1">
        <text:list-item>
          <text:p text:style-name="P46">Message Passing:</text:p>
        </text:list-item>
      </text:list>
      <text:list xml:id="list1479519675566313072" text:style-name="L4">
        <text:list-item>
          <text:list>
            <text:list-item>
              <text:p text:style-name="P59">In fOOrth all actions take the form of messages sent to a receiver.</text:p>
            </text:list-item>
            <text:list-item>
              <text:p text:style-name="P59">The routing of messages is specified by the exact type of the message.</text:p>
            </text:list-item>
            <text:list-item>
              <text:p text:style-name="P59">Message receivers include data items on the stack as well as the virtual machine object associated with the current thread of execution.</text:p>
            </text:list-item>
            <text:list-item>
              <text:p text:style-name="P59">Messages for which no routing specification can be found, generate an error at compile time.</text:p>
            </text:list-item>
          </text:list>
        </text:list-item>
      </text:list>
      <text:list xml:id="list34702875" text:continue-list="list34694902" text:style-name="L1">
        <text:list-item>
          <text:p text:style-name="P46">Object Oriented Design:</text:p>
        </text:list-item>
      </text:list>
      <text:list xml:id="list6269744866784639938" text:style-name="L5">
        <text:list-item>
          <text:list>
            <text:list-item>
              <text:p text:style-name="P50">Support class based inheritance, with a non-cyclic (single inheritance) tree derived from a common base Object class.</text:p>
            </text:list-item>
            <text:list-item>
              <text:p text:style-name="P60">Support late binding and polymorphism through message interface compatibility or “duck” typing.</text:p>
            </text:list-item>
          </text:list>
        </text:list-item>
      </text:list>
      <text:list xml:id="list34698194" text:continue-list="list34702875" text:style-name="L1">
        <text:list-item>
          <text:p text:style-name="P46">Meta programming: </text:p>
        </text:list-item>
      </text:list>
      <text:list xml:id="list7611750864269318495" text:style-name="L6">
        <text:list-item>
          <text:list>
            <text:list-item>
              <text:p text:style-name="P61">Support extensible language constructs by making the compiler an accessible part of the system.</text:p>
            </text:list-item>
          </text:list>
        </text:list-item>
      </text:list>
      <text:list xml:id="list34710127" text:continue-list="list34698194" text:style-name="L1">
        <text:list-item>
          <text:p text:style-name="P46">Reliability:</text:p>
        </text:list-item>
      </text:list>
      <text:list xml:id="list691883838342328666" text:style-name="L7">
        <text:list-item>
          <text:list>
            <text:list-item>
              <text:p text:style-name="P62">Errors should be detected as soon as possible. </text:p>
            </text:list-item>
            <text:list-item>
              <text:p text:style-name="P62">Language constructs should not be designed in a way that causes simple coding errors to spin off into infinite loops. </text:p>
            </text:list-item>
          </text:list>
        </text:list-item>
      </text:list>
      <text:list xml:id="list34694079" text:continue-list="list34710127" text:style-name="L1">
        <text:list-item>
          <text:p text:style-name="P51">Building on the host language:</text:p>
        </text:list-item>
      </text:list>
      <text:list xml:id="list982970789412448523" text:style-name="L8">
        <text:list-item>
          <text:list>
            <text:list-item>
              <text:p text:style-name="P5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89503864"/>Thanks<text:alphabetical-index-mark-end text:id="IMark8950386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928493219653001132" text:style-name="L9">
        <text:list-item>
          <text:p text:style-name="P63">ruby 1.9.3p484 (2013-11-22) [i386-mingw32]</text:p>
        </text:list-item>
        <text:list-item>
          <text:p text:style-name="P63">ruby 2.1.5p273 (2014-11-13 revision 48405) [i386-mingw32]</text:p>
        </text:list-item>
        <text:list-item>
          <text:p text:style-name="P63">Rubinius – to be tested!</text:p>
        </text:list-item>
        <text:list-item>
          <text:p text:style-name="P6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89503864"/>Rake<text:alphabetical-index-mark-end text:id="IMark89503864"/>:</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89503864"/>Demo.rb<text:alphabetical-index-mark-end text:id="IMark8950386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94463684"/>drop<text:alphabetical-index-mark-end text:id="IMark9446368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94463684"/>dup<text:alphabetical-index-mark-end text:id="IMark9446368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3">&gt;</text:p>
          </table:table-cell>
        </table:table-row>
        <table:table-row table:style-name="Table54.1">
          <table:table-cell table:style-name="Table54.A2" office:value-type="string">
            <text:p text:style-name="P13"><text:alphabetical-index-mark-start text:id="IMark94463684"/>nip<text:alphabetical-index-mark-end text:id="IMark9446368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94463684"/>over<text:alphabetical-index-mark-end text:id="IMark9446368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94463684"/>pick<text:alphabetical-index-mark-end text:id="IMark9446368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4463684"/>swap<text:alphabetical-index-mark-end text:id="IMark9446368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3">&gt;</text:p>
          </table:table-cell>
        </table:table-row>
        <table:table-row table:style-name="Table54.1">
          <table:table-cell table:style-name="Table54.A2" office:value-type="string">
            <text:p text:style-name="P13"><text:alphabetical-index-mark-start text:id="IMark94463684"/>tuck<text:alphabetical-index-mark-end text:id="IMark9446368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135737621778683563" text:style-name="L10">
        <text:list-item>
          <text:p text:style-name="P53">To store return addresses for word calls. In fOOrth this is handled by the Ruby virtual machine.</text:p>
        </text:list-item>
        <text:list-item>
          <text:p text:style-name="P53">To store context for control structures. In fOOrth the context mechanism provides for a far richer and more reliable set of control, compile, and data structures.</text:p>
        </text:list-item>
        <text:list-item>
          <text:p text:style-name="P5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4462148"/>if<text:alphabetical-index-mark-end text:id="IMark9446214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4462148"/>switch<text:alphabetical-index-mark-end text:id="IMark9446214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4462148"/>do<text:alphabetical-index-mark-end text:id="IMark94462148"/>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4462148"/>loop<text:alphabetical-index-mark-end text:id="IMark94462148"/>” commands mark the boundaries of the loop; The “<text:alphabetical-index-mark-start text:id="IMark138093252"/>i<text:alphabetical-index-mark-end text:id="IMark138093252"/>” command is used to retrieve the current loop counter value. For nested loops, the “<text:alphabetical-index-mark-start text:id="IMark94463204"/>j<text:alphabetical-index-mark-end text:id="IMark94463204"/>” command retrieves the value of the outer loops counter value. <text:s/>By default, the “loop” command adds one to the loop value. For more flexible looping, the “<text:alphabetical-index-mark-start text:id="IMark94463252"/>+loop<text:alphabetical-index-mark-end text:id="IMark944632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4463252"/>-i<text:alphabetical-index-mark-end text:id="IMark94463252"/> and <text:alphabetical-index-mark-start text:id="IMark94463204"/>-j<text:alphabetical-index-mark-end text:id="IMark9446320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4463204"/>begin<text:alphabetical-index-mark-end text:id="IMark9446320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75918064939234057" text:style-name="L11">
        <text:list-item>
          <text:p text:style-name="P54">begin … <text:alphabetical-index-mark-start text:id="IMark138093252"/>until<text:alphabetical-index-mark-end text:id="IMark138093252"/> – loops until the top of stack is true.</text:p>
        </text:list-item>
        <text:list-item>
          <text:p text:style-name="P54">begin … <text:alphabetical-index-mark-start text:id="IMark94463204"/>again<text:alphabetical-index-mark-end text:id="IMark94463204"/> – loops indefinitely </text:p>
        </text:list-item>
        <text:list-item>
          <text:p text:style-name="P54">begin … <text:alphabetical-index-mark-start text:id="IMark138093252"/>repeat<text:alphabetical-index-mark-end text:id="IMark13809325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4"/>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3" text:outline-level="3"><text:alphabetical-index-mark-start text:id="IMark138093252"/>Typing<text:alphabetical-index-mark-end text:id="IMark13809325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38093252"/>Duck Typing<text:alphabetical-index-mark-end text:id="IMark13809325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text:alphabetical-index-mark-start text:id="IMark138093252"/>Declarations<text:alphabetical-index-mark-end text:id="IMark13809325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0"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3" text:outline-level="3"><text:alphabetical-index-mark-start text:id="IMark138093252"/>Scoping<text:alphabetical-index-mark-end text:id="IMark138093252"/></text:h>
      <text:p text:style-name="Text_20_body"/>
      <text:h text:style-name="Heading_20_3" text:outline-level="3"><text:alphabetical-index-mark-start text:id="IMark138093252"/>Referencing<text:alphabetical-index-mark-end text:id="IMark13809325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2"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3">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13">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p>
          </table:table-cell>
        </table:table-row>
      </table:table>
      <text:p text:style-name="P3"/>
      <text:h text:style-name="Heading_20_3" text:outline-level="3"><text:alphabetical-index-mark-start text:id="IMark138093252"/>Mutation<text:alphabetical-index-mark-end text:id="IMark138093252"/></text:h>
      <text:p text:style-name="P3"/>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2">Object</text:p>
      <text:p text:style-name="P32"><text:tab/>Array</text:p>
      <text:p text:style-name="P32"><text:tab/>Class</text:p>
      <text:p text:style-name="P32"><text:tab/>Exception</text:p>
      <text:p text:style-name="P32"><text:tab/>FalseClass</text:p>
      <text:p text:style-name="P32"><text:tab/>Hash</text:p>
      <text:p text:style-name="P32"><text:tab/>InStream</text:p>
      <text:p text:style-name="P32"><text:tab/>MaxNumeric</text:p>
      <text:p text:style-name="P32"><text:tab/>MinNumeric</text:p>
      <text:p text:style-name="P32"><text:tab/>NilClass</text:p>
      <text:p text:style-name="P32"><text:tab/>Numeric</text:p>
      <text:p text:style-name="P32"><text:tab/><text:tab/>Complex</text:p>
      <text:p text:style-name="P32"><text:tab/><text:tab/>Float</text:p>
      <text:p text:style-name="P32"><text:tab/><text:tab/>Integer</text:p>
      <text:p text:style-name="P32"><text:tab/><text:tab/><text:tab/>Bignum</text:p>
      <text:p text:style-name="P32"><text:tab/><text:tab/><text:tab/>Fixnum</text:p>
      <text:p text:style-name="P32"><text:tab/><text:tab/>Rational</text:p>
      <text:p text:style-name="P32"><text:tab/>OutStream</text:p>
      <text:p text:style-name="P32"><text:tab/>Procedure</text:p>
      <text:p text:style-name="P32"><text:tab/>Queue</text:p>
      <text:p text:style-name="P32"><text:tab/>String</text:p>
      <text:p text:style-name="P32"><text:tab/>Thread</text:p>
      <text:p text:style-name="P32"><text:tab/>TrueClass</text:p>
      <text:p text:style-name="P3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38093252"/>Classes<text:alphabetical-index-mark-end text:id="IMark13809325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38093252"/>Inheritance<text:alphabetical-index-mark-end text:id="IMark13809325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38093252"/>Methods<text:alphabetical-index-mark-end text:id="IMark138093252"/></text:h>
      <text:p text:style-name="P3">All code in fOOrth is contained in methods. A method is a fragment of code that an object uses to respond to a message that has been sent to that object. In fOOrth there are three sorts of methods:</text:p>
      <text:list xml:id="list8412467056860091997" text:style-name="L12">
        <text:list-item>
          <text:p text:style-name="P55">Shared: Methods that are common to all instances of the class that contains them.</text:p>
        </text:list-item>
        <text:list-item>
          <text:p text:style-name="P55">Exclusive: Methods that are defined for one and only one object (and all of its clones that are created <text:span text:style-name="T2">after</text:span> the exclusive method is defined.).</text:p>
        </text:list-item>
        <text:list-item>
          <text:p text:style-name="P55">Local: Methods that are created in a context and are accessible only in that context. When the context concludes, these methods are no longer accessible.</text:p>
        </text:list-item>
      </text:list>
      <text:h text:style-name="Heading_20_3" text:outline-level="3"><text:alphabetical-index-mark-start text:id="IMark94463204"/>Late Binding<text:alphabetical-index-mark-end text:id="IMark94463204"/> and <text:alphabetical-index-mark-start text:id="IMark94463252"/>Polymorphism<text:alphabetical-index-mark-end text:id="IMark9446325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94463252"/>Method Mapping<text:alphabetical-index-mark-end text:id="IMark9446325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9003183226549457303" text:style-name="L13">
        <text:list-item>
          <text:p text:style-name="P56">The strings used by fOOrth needed to be converted to Ruby symbols to allow code to be executed in Ruby.</text:p>
        </text:list-item>
        <text:list-item>
          <text:p text:style-name="P56">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6">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4463204"/>SymbolMap<text:alphabetical-index-mark-end text:id="IMark94463204"/> class. This class creates mappings in one of two ways:</text:p>
      <text:list xml:id="list8997971846729159641" text:style-name="L14">
        <text:list-item>
          <text:p text:style-name="P5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4463204"/>Routing<text:alphabetical-index-mark-end text:id="IMark9446320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86030443556184828" text:style-name="L15">
        <text:list-item>
          <text:p text:style-name="P58">The defining word used to create the method.</text:p>
        </text:list-item>
        <text:list-item>
          <text:p text:style-name="P58">The receiver of the defining word used to create the method.</text:p>
        </text:list-item>
        <text:list-item>
          <text:p text:style-name="P58">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4463684"/>:<text:alphabetical-index-mark-end text:id="IMark94463684"/></text:p>
          </table:table-cell>
          <table:table-cell table:style-name="Table9.A2" office:value-type="string">
            <text:p text:style-name="P10">N/A</text:p>
          </table:table-cell>
          <table:table-cell table:style-name="Table9.A2" office:value-type="string">
            <text:p text:style-name="P17">any<text:note text:id="ftn23" text:note-class="footnote"><text:note-citation>24</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4" text:note-class="footnote"><text:note-citation>25</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4463684"/>.:<text:alphabetical-index-mark-end text:id="IMark944636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5" text:note-class="footnote"><text:note-citation>26</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6" text:note-class="footnote"><text:note-citation>27</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7" text:note-class="footnote"><text:note-citation>28</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8" text:note-class="footnote"><text:note-citation>29</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4463684"/>.::<text:alphabetical-index-mark-end text:id="IMark944636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4465412"/>do_map_name<text:alphabetical-index-mark-end text:id="IMark9446541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8">Code</text:p>
            </table:table-cell>
            <table:covered-table-cell/>
            <table:covered-table-cell/>
            <table:table-cell table:style-name="Table55.D1" office:value-type="string">
              <text:p text:style-name="P27">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0</text:p>
          </table:table-cell>
          <table:table-cell table:style-name="Table55.D2" office:value-type="string">
            <text:p text:style-name="P24">Syntax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1</text:p>
          </table:table-cell>
          <table:table-cell table:style-name="Table55.D2" office:value-type="string">
            <text:p text:style-name="P24">Specification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9">F</text:p>
          </table:table-cell>
          <table:table-cell table:style-name="Table55.A2" office:value-type="string">
            <text:p text:style-name="P29">1</text:p>
          </table:table-cell>
          <table:table-cell table:style-name="Table55.A1" office:value-type="string">
            <text:p text:style-name="P29">3</text:p>
          </table:table-cell>
          <table:table-cell table:style-name="Table55.D2" office:value-type="string">
            <text:p text:style-name="P30">Invalid Operation for Target.</text:p>
          </table:table-cell>
        </table:table-row>
        <table:table-row table:style-name="Table55.1">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D2" office:value-type="string">
            <text:p text:style-name="P30"/>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1</text:p>
          </table:table-cell>
          <table:table-cell table:style-name="Table55.D2" office:value-type="string">
            <text:p text:style-name="P24">Stack/Queue Underflow</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6">F</text:p>
          </table:table-cell>
          <table:table-cell table:style-name="Table55.A2" office:value-type="string">
            <text:p text:style-name="P26">4</text:p>
          </table:table-cell>
          <table:table-cell table:style-name="Table55.A2" office:value-type="string">
            <text:p text:style-name="P26">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6">F</text:p>
          </table:table-cell>
          <table:table-cell table:style-name="Table55.A2" office:value-type="string">
            <text:p text:style-name="P26">6</text:p>
          </table:table-cell>
          <table:table-cell table:style-name="Table55.A2" office:value-type="string">
            <text:p text:style-name="P26">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9">F</text:p>
          </table:table-cell>
          <table:table-cell table:style-name="Table55.A2" office:value-type="string">
            <text:p text:style-name="P29">9</text:p>
          </table:table-cell>
          <table:table-cell table:style-name="Table55.A2" office:value-type="string">
            <text:p text:style-name="P29">0</text:p>
          </table:table-cell>
          <table:table-cell table:style-name="Table55.D2" office:value-type="string">
            <text:p text:style-name="P30">Internal Compiler Data Structure Error</text:p>
          </table:table-cell>
        </table:table-row>
      </table:table>
      <text:p text:style-name="Text_20_body"/>
      <text:h text:style-name="Heading_20_1" text:outline-level="1"><text:alphabetical-index-mark-start text:id="IMark94465412"/>Array<text:alphabetical-index-mark-end text:id="IMark9446541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4465412"/>Class<text:alphabetical-index-mark-end text:id="IMark9446541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4465412"/>Complex<text:alphabetical-index-mark-end text:id="IMark9446541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9" text:note-class="footnote"><text:note-citation>3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0" text:note-class="footnote"><text:note-citation>31</text:note-citation><text:note-body><text:p text:style-name="Footnote">No spaces are permitted within the literal.</text:p></text:note-body></text:note></text:p>
          </table:table-cell>
          <table:table-cell table:style-name="Table5.B1" office:value-type="string">
            <text:p text:style-name="P11">Value<text:note text:id="ftn31" text:note-class="footnote"><text:note-citation>3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4465220"/>.cbrt<text:alphabetical-index-mark-end text:id="IMark9446522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4465316"/>.e**<text:alphabetical-index-mark-end text:id="IMark9446531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4465220"/>.split<text:alphabetical-index-mark-end text:id="IMark944652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4465316"/>.sqrt<text:alphabetical-index-mark-end text:id="IMark9446531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4465700"/>Exception<text:alphabetical-index-mark-end text:id="IMark94465700"/></text:h>
      <text:p text:style-name="Text_20_body"/>
      <text:p text:style-name="Text_20_body">Inheritance: Exception <text:span text:style-name="T9">←</text:span> Object</text:p>
      <text:p text:style-name="Code"/>
      <text:p text:style-name="P35"/>
      <text:p text:style-name="Code"/>
      <text:p text:style-name="Text_20_body">Ipsum lorem</text:p>
      <text:h text:style-name="Heading_20_2" text:outline-level="2"/>
      <text:h text:style-name="Heading_20_1" text:outline-level="1"><text:alphabetical-index-mark-start text:id="IMark94465700"/>FalseClass<text:alphabetical-index-mark-end text:id="IMark9446570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4465316"/>&amp;&amp;<text:alphabetical-index-mark-end text:id="IMark9446531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4465316"/>^^<text:alphabetical-index-mark-end text:id="IMark9446531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4465316"/>||<text:alphabetical-index-mark-end text:id="IMark9446531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4465700"/>Float<text:alphabetical-index-mark-end text:id="IMark9446570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2" text:note-class="footnote"><text:note-citation>3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3" text:note-class="footnote"><text:note-citation>3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4" text:note-class="footnote"><text:note-citation>35</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4465988"/>Hash<text:alphabetical-index-mark-end text:id="IMark9446598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4465988"/>InStream<text:alphabetical-index-mark-end text:id="IMark944659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94465988"/>Integer<text:alphabetical-index-mark-end text:id="IMark944659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5" text:note-class="footnote"><text:note-citation>3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6" text:note-class="footnote"><text:note-citation>3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7" text:note-class="footnote"><text:note-citation>38</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89501992"/><text:alphabetical-index-mark-start text:id="IMark89501944"/>MaxNumeric<text:alphabetical-index-mark-end text:id="IMark89501944"/><text:alphabetical-index-mark-end text:id="IMark8950199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89501992"/><text:alphabetical-index-mark-start text:id="IMark89501944"/>MinNumeric<text:alphabetical-index-mark-end text:id="IMark89501944"/><text:alphabetical-index-mark-end text:id="IMark8950199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89501992"/><text:alphabetical-index-mark-start text:id="IMark89501944"/><text:alphabetical-index-mark-start text:id="IMark89501896"/>NilClass<text:alphabetical-index-mark-end text:id="IMark89501896"/><text:alphabetical-index-mark-end text:id="IMark89501944"/><text:alphabetical-index-mark-end text:id="IMark8950199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4465940"/>&amp;&amp;<text:alphabetical-index-mark-end text:id="IMark9446594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4465940"/>^^<text:alphabetical-index-mark-end text:id="IMark9446594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4465940"/>||<text:alphabetical-index-mark-end text:id="IMark9446594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89501992"/>Numeric<text:alphabetical-index-mark-end text:id="IMark8950199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89501992"/>Object<text:alphabetical-index-mark-end text:id="IMark8950199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4465940"/>&amp;&amp;<text:alphabetical-index-mark-end text:id="IMark944659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4465940"/>)methods<text:alphabetical-index-mark-end text:id="IMark944659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94465940"/>.<text:alphabetical-index-mark-end text:id="IMark9446594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94465940"/>.::<text:alphabetical-index-mark-end text:id="IMark9446594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4465940"/>inst:<text:alphabetical-index-mark-end text:id="IMark9446594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4465940"/>local:<text:alphabetical-index-mark-end text:id="IMark9446594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94465940"/>super<text:alphabetical-index-mark-end text:id="IMark9446594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4465940"/>;<text:alphabetical-index-mark-end text:id="IMark9446594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94465940"/>.class<text:alphabetical-index-mark-end text:id="IMark94465940"/>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94465940"/>.clone<text:alphabetical-index-mark-end text:id="IMark944659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94465940"/>.copy<text:alphabetical-index-mark-end text:id="IMark944659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94465940"/>.init<text:alphabetical-index-mark-end text:id="IMark944659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94465940"/>.is_class?<text:alphabetical-index-mark-end text:id="IMark9446594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94465940"/>.name<text:alphabetical-index-mark-end text:id="IMark944659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86212712"/>.strlen<text:alphabetical-index-mark-end text:id="IMark8621271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86212712"/>.to_f<text:alphabetical-index-mark-end text:id="IMark8621271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86212712"/>.to_f!<text:alphabetical-index-mark-end text:id="IMark8621271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86212712"/>.to_i<text:alphabetical-index-mark-end text:id="IMark8621271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86212712"/>.to_i!<text:alphabetical-index-mark-end text:id="IMark8621271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86212712"/>.to_n<text:alphabetical-index-mark-end text:id="IMark8621271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86212712"/>.to_n!<text:alphabetical-index-mark-end text:id="IMark8621271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86212712"/>.to_r<text:alphabetical-index-mark-end text:id="IMark8621271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38088220"/>.to_r!<text:alphabetical-index-mark-end text:id="IMark13808822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38088220"/>.to_s<text:alphabetical-index-mark-end text:id="IMark13808822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38088220"/>.to_x<text:alphabetical-index-mark-end text:id="IMark13808822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38088220"/>.to_x!<text:alphabetical-index-mark-end text:id="IMark13808822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38088220"/>&lt;&gt;<text:alphabetical-index-mark-end text:id="IMark13808822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38088220"/>=<text:alphabetical-index-mark-end text:id="IMark13808822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38088220"/>^^<text:alphabetical-index-mark-end text:id="IMark1380882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38088220"/>distinct?<text:alphabetical-index-mark-end text:id="IMark13808822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38088220"/>identical?<text:alphabetical-index-mark-end text:id="IMark13808822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38088220"/>max<text:alphabetical-index-mark-end text:id="IMark13808822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38088220"/>min<text:alphabetical-index-mark-end text:id="IMark1380882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38088220"/>nil&lt;&gt;<text:alphabetical-index-mark-end text:id="IMark13808822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38088220"/>nil=<text:alphabetical-index-mark-end text:id="IMark1380882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38088220"/>not<text:alphabetical-index-mark-end text:id="IMark1380882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38088220"/>||<text:alphabetical-index-mark-end text:id="IMark13808822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38119128"/>OutStream<text:alphabetical-index-mark-end text:id="IMark13811912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38119128"/>Procedure<text:alphabetical-index-mark-end text:id="IMark13811912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38119128"/>Queue<text:alphabetical-index-mark-end text:id="IMark13811912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38119128"/>Rational<text:alphabetical-index-mark-end text:id="IMark13811912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8" text:note-class="footnote"><text:note-citation>3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9" text:note-class="footnote"><text:note-citation>40</text:note-citation><text:note-body><text:p text:style-name="Footnote">No spaces are permitted within the literal.</text:p></text:note-body></text:note></text:p>
          </table:table-cell>
          <table:table-cell table:style-name="Table6.B1" office:value-type="string">
            <text:p text:style-name="P11">Value<text:note text:id="ftn40" text:note-class="footnote"><text:note-citation>4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8126700"/>.split<text:alphabetical-index-mark-end text:id="IMark1381267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89502280"/>Stack<text:alphabetical-index-mark-end text:id="IMark8950228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89502280"/>String<text:alphabetical-index-mark-end text:id="IMark8950228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89502280"/>Thread<text:alphabetical-index-mark-end text:id="IMark8950228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89502280"/><text:alphabetical-index-mark-start text:id="IMark89502232"/><text:alphabetical-index-mark-start text:id="IMark89502184"/>TrueClass<text:alphabetical-index-mark-end text:id="IMark89502184"/><text:alphabetical-index-mark-end text:id="IMark89502232"/><text:alphabetical-index-mark-end text:id="IMark8950228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3"/>
      <text:h text:style-name="Heading_20_1" text:outline-level="1"><text:alphabetical-index-mark-start text:id="IMark89502280"/>VirtualMachine<text:alphabetical-index-mark-end text:id="IMark8950228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89502280"/>Commands<text:alphabetical-index-mark-end text:id="IMark8950228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1" text:note-class="footnote"><text:note-citation>4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41">A</text:p>
          <text:p text:style-name="P40">again<text:tab/>24</text:p>
          <text:p text:style-name="P40">Array<text:tab/>34</text:p>
          <text:p text:style-name="P41">B</text:p>
          <text:p text:style-name="P40">begin<text:tab/>24</text:p>
          <text:p text:style-name="P41">C</text:p>
          <text:p text:style-name="P40">Class<text:tab/>35</text:p>
          <text:p text:style-name="P40">Classes<text:tab/>27</text:p>
          <text:p text:style-name="P40">Commands<text:tab/>71</text:p>
          <text:p text:style-name="P40">Complex<text:tab/>36</text:p>
          <text:p text:style-name="P41">D</text:p>
          <text:p text:style-name="P40">Declarations<text:tab/>25</text:p>
          <text:p text:style-name="P40">Demo.rb<text:tab/>11</text:p>
          <text:p text:style-name="P40">distinct?<text:tab/>57</text:p>
          <text:p text:style-name="P40">do<text:tab/>22</text:p>
          <text:p text:style-name="P40">do_map_name<text:tab/>31</text:p>
          <text:p text:style-name="P40">drop<text:tab/>18</text:p>
          <text:p text:style-name="P40">Duck Typing<text:tab/>25</text:p>
          <text:p text:style-name="P40">dup<text:tab/>18</text:p>
          <text:p text:style-name="P41">E</text:p>
          <text:p text:style-name="P40">Exception<text:tab/>38</text:p>
          <text:p text:style-name="P41">F</text:p>
          <text:p text:style-name="P40">FalseClass<text:tab/>39</text:p>
          <text:p text:style-name="P40">Float<text:tab/>41</text:p>
          <text:p text:style-name="P41">H</text:p>
          <text:p text:style-name="P40">Hash<text:tab/>42</text:p>
          <text:p text:style-name="P41">I</text:p>
          <text:p text:style-name="P40">i<text:tab/>22</text:p>
          <text:p text:style-name="P40">identical?<text:tab/>58</text:p>
          <text:p text:style-name="P40">if<text:tab/>20</text:p>
          <text:p text:style-name="P40">Inheritance<text:tab/>28</text:p>
          <text:p text:style-name="P40">inst:<text:tab/>51</text:p>
          <text:p text:style-name="P40">InStream<text:tab/>43</text:p>
          <text:p text:style-name="P40">Integer<text:tab/>44</text:p>
          <text:p text:style-name="P41">J</text:p>
          <text:p text:style-name="P40">j<text:tab/>22</text:p>
          <text:p text:style-name="P41">L</text:p>
          <text:p text:style-name="P40">Late Binding<text:tab/>28</text:p>
          <text:p text:style-name="P40">local:<text:tab/>51</text:p>
          <text:p text:style-name="P40">loop<text:tab/>22</text:p>
          <text:p text:style-name="P41">M</text:p>
          <text:p text:style-name="P40">max<text:tab/>58</text:p>
          <text:p text:style-name="P40">MaxNumeric<text:tab/>46</text:p>
          <text:p text:style-name="P40">Method Mapping<text:tab/>29</text:p>
          <text:p text:style-name="P40">Methods<text:tab/>28</text:p>
          <text:p text:style-name="P40">min<text:tab/>58</text:p>
          <text:p text:style-name="P40">MinNumeric<text:tab/>47</text:p>
          <text:p text:style-name="P40">Mutation<text:tab/>26</text:p>
          <text:p text:style-name="P41">N</text:p>
          <text:p text:style-name="P40">nil&lt;&gt;<text:tab/>59</text:p>
          <text:p text:style-name="P40">nil=<text:tab/>59</text:p>
          <text:p text:style-name="P40">NilClass<text:tab/>48</text:p>
          <text:p text:style-name="P40">nip<text:tab/>18</text:p>
          <text:p text:style-name="P40">not<text:tab/>59</text:p>
          <text:p text:style-name="P40">Numeric<text:tab/>49</text:p>
          <text:p text:style-name="P41">O</text:p>
          <text:p text:style-name="P40">Object<text:tab/>50</text:p>
          <text:p text:style-name="P40">OutStream<text:tab/>60</text:p>
          <text:p text:style-name="P40">over<text:tab/>18</text:p>
          <text:p text:style-name="P41">P</text:p>
          <text:p text:style-name="P40">pick<text:tab/>18</text:p>
          <text:p text:style-name="P40">Polymorphism<text:tab/>28</text:p>
          <text:p text:style-name="P40">Procedure<text:tab/>61</text:p>
          <text:p text:style-name="P41">Q</text:p>
          <text:p text:style-name="P40">Queue<text:tab/>62</text:p>
          <text:p text:style-name="P41">R</text:p>
          <text:p text:style-name="P40">Rake<text:tab/>11</text:p>
          <text:p text:style-name="P40">Rational<text:tab/>63</text:p>
          <text:p text:style-name="P40">Referencing<text:tab/>25</text:p>
          <text:p text:style-name="P40">repeat<text:tab/>24</text:p>
          <text:p text:style-name="P40">Routing<text:tab/>30</text:p>
          <text:p text:style-name="P41">S</text:p>
          <text:p text:style-name="P40">Scoping<text:tab/>25</text:p>
          <text:p text:style-name="P40">Stack<text:tab/>65</text:p>
          <text:p text:style-name="P40">String<text:tab/>66</text:p>
          <text:p text:style-name="P40">super<text:tab/>51</text:p>
          <text:p text:style-name="P40">swap<text:tab/>19</text:p>
          <text:p text:style-name="P40">switch<text:tab/>20</text:p>
          <text:p text:style-name="P40">SymbolMap<text:tab/>29</text:p>
          <text:p text:style-name="P41">T</text:p>
          <text:p text:style-name="P40">Thanks<text:tab/>9</text:p>
          <text:p text:style-name="P40">Thread<text:tab/>67</text:p>
          <text:p text:style-name="P40">TrueClass<text:tab/>68</text:p>
          <text:p text:style-name="P40">tuck<text:tab/>19</text:p>
          <text:p text:style-name="P40">Typing<text:tab/>25</text:p>
          <text:p text:style-name="P41">U</text:p>
          <text:p text:style-name="P40">until<text:tab/>24</text:p>
          <text:p text:style-name="P41">V</text:p>
          <text:p text:style-name="P40">VirtualMachine<text:tab/>69</text:p>
          <text:p text:style-name="P41">^</text:p>
          <text:p text:style-name="P40">^^<text:tab/>39, 48, 57</text:p>
          <text:p text:style-name="P41">-</text:p>
          <text:p text:style-name="P40">-i<text:tab/>22</text:p>
          <text:p text:style-name="P40">-j<text:tab/>22</text:p>
          <text:p text:style-name="P41">;</text:p>
          <text:p text:style-name="P40">;<text:tab/>51</text:p>
          <text:p text:style-name="P41">:</text:p>
          <text:p text:style-name="P40">:<text:tab/>30</text:p>
          <text:p text:style-name="P41">.</text:p>
          <text:p text:style-name="P40">.<text:tab/>50</text:p>
          <text:p text:style-name="P40">.:<text:tab/>30</text:p>
          <text:p text:style-name="P40">.::<text:tab/>30, 51</text:p>
          <text:p text:style-name="P40">.cbrt<text:tab/>37</text:p>
          <text:p text:style-name="P40">.class<text:tab/>51</text:p>
          <text:p text:style-name="P40">.clone<text:tab/>52</text:p>
          <text:p text:style-name="P40">.copy<text:tab/>52</text:p>
          <text:p text:style-name="P40">.e**<text:tab/>37</text:p>
          <text:p text:style-name="P40">.init<text:tab/>52</text:p>
          <text:p text:style-name="P40">.is_class?<text:tab/>52</text:p>
          <text:p text:style-name="P40">.name<text:tab/>53</text:p>
          <text:p text:style-name="P40">.split<text:tab/>37, 63</text:p>
          <text:p text:style-name="P40">.sqrt<text:tab/>37</text:p>
          <text:p text:style-name="P40">.strlen<text:tab/>53</text:p>
          <text:p text:style-name="P40">.to_f<text:tab/>53</text:p>
          <text:p text:style-name="P40">.to_f!<text:tab/>54</text:p>
          <text:p text:style-name="P40">.to_i<text:tab/>54</text:p>
          <text:p text:style-name="P40">.to_i!<text:tab/>54</text:p>
          <text:p text:style-name="P40">.to_n<text:tab/>54</text:p>
          <text:p text:style-name="P40">.to_n!<text:tab/>55</text:p>
          <text:p text:style-name="P40">.to_r<text:tab/>55</text:p>
          <text:p text:style-name="P40">.to_r!<text:tab/>56</text:p>
          <text:p text:style-name="P40">.to_s<text:tab/>56</text:p>
          <text:p text:style-name="P40">.to_x<text:tab/>56</text:p>
          <text:p text:style-name="P40">.to_x!<text:tab/>57</text:p>
          <text:p text:style-name="P41">)</text:p>
          <text:p text:style-name="P40">)methods<text:tab/>50</text:p>
          <text:p text:style-name="P41">&amp;</text:p>
          <text:p text:style-name="P40">&amp;&amp;<text:tab/>39, 48, 50</text:p>
          <text:p text:style-name="P41">+</text:p>
          <text:p text:style-name="P40">+loop<text:tab/>22</text:p>
          <text:p text:style-name="P41">&lt;</text:p>
          <text:p text:style-name="P40">&lt;&gt;<text:tab/>57</text:p>
          <text:p text:style-name="P41">=</text:p>
          <text:p text:style-name="P40">=<text:tab/>57</text:p>
          <text:p text:style-name="P41">|</text:p>
          <text:p text:style-name="P40">||<text:tab/>39, 48, 5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7</text:page-number> of <text:page-count>7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7H51M37S</meta:editing-duration>
    <meta:editing-cycles>1128</meta:editing-cycles>
    <meta:generator>OpenOffice/4.1.1$Win32 OpenOffice.org_project/411m6$Build-9775</meta:generator>
    <dc:date>2015-02-24T14:54:01.29</dc:date>
    <dc:creator>Peter Camilleri</dc:creator>
    <meta:printed-by>Peter Camilleri</meta:printed-by>
    <meta:print-date>2015-02-10T10:49:15.76</meta:print-date>
    <meta:document-statistic meta:table-count="56" meta:image-count="0" meta:object-count="0" meta:page-count="77" meta:paragraph-count="1873" meta:word-count="12383" meta:character-count="75045"/>
    <meta:template xlink:type="simple" xlink:actuate="onRequest" xlink:title="MyDefault" xlink:href="../../../../OpenOffice.org/3/user/template/MyDefault.ott" meta:date="2014-06-26T22:09:00.24"/>
  </office:meta>
</office:document-meta>
</file>